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C8000000C87E40C4F730BD1A5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SFMono-Regular" svg:font-family="SFMono-Regular, Consolas, 'Liberation Mono', Menlo, monospace"/>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F" svg:font-family="" style:font-family-generic="system" style:font-pitch="variable"/>
    <style:font-face style:name="AR PL SungtiL GB" svg:font-family="'AR PL SungtiL GB'"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e1" style:family="table">
      <style:table-properties style:width="7in" style:rel-width="100%" fo:margin-left="0in" fo:margin-top="0in" fo:margin-bottom="0in" table:align="left" style:writing-mode="lr-tb"/>
    </style:style>
    <style:style style:name="Table1.A" style:family="table-column">
      <style:table-column-properties style:column-width="1.9083in" style:rel-column-width="17864*"/>
    </style:style>
    <style:style style:name="Table1.B" style:family="table-column">
      <style:table-column-properties style:column-width="2.5438in" style:rel-column-width="23816*"/>
    </style:style>
    <style:style style:name="Table1.C" style:family="table-column">
      <style:table-column-properties style:column-width="2.5479in" style:rel-column-width="23855*"/>
    </style:style>
    <style:style style:name="Table1.1" style:family="table-row">
      <style:table-row-properties fo:keep-together="auto"/>
    </style:style>
    <style:style style:name="Table1.A1" style:family="table-cell">
      <style:table-cell-properties style:vertical-align="bottom" fo:background-color="transparent" fo:padding-left="0.075in" fo:padding-right="0.075in" fo:padding-top="0in" fo:padding-bottom="0in" fo:border-left="none" fo:border-right="none" fo:border-top="none" fo:border-bottom="0.5pt solid #bfbfbf">
        <style:background-image/>
      </style:table-cell-properties>
    </style:style>
    <style:style style:name="Table1.A2" style:family="table-cell">
      <style:table-cell-properties fo:background-color="transparent" fo:padding-left="0.075in" fo:padding-right="0.075in" fo:padding-top="0in" fo:padding-bottom="0in" fo:border-left="none" fo:border-right="none" fo:border-top="0.5pt solid #bfbfbf" fo:border-bottom="0.5pt solid #bfbfbf">
        <style:background-image/>
      </style:table-cell-properties>
    </style:style>
    <style:style style:name="Table1.B2" style:family="table-cell">
      <style:table-cell-properties fo:background-color="transparent" fo:padding-left="0.075in" fo:padding-right="0.075in" fo:padding-top="0in" fo:padding-bottom="0in" fo:border-left="none" fo:border-right="none" fo:border-top="0.5pt solid #bfbfbf" fo:border-bottom="0.5pt solid #bfbfbf">
        <style:background-image/>
      </style:table-cell-properties>
    </style:style>
    <style:style style:name="Table1.C2" style:family="table-cell">
      <style:table-cell-properties fo:background-color="transparent" fo:padding-left="0.075in" fo:padding-right="0.075in" fo:padding-top="0in" fo:padding-bottom="0in" fo:border-left="none" fo:border-right="none" fo:border-top="0.5pt solid #bfbfbf" fo:border-bottom="0.5pt solid #bfbfbf">
        <style:background-image/>
      </style:table-cell-properties>
    </style:style>
    <style:style style:name="P1" style:family="paragraph" style:parent-style-name="Standard">
      <style:text-properties officeooo:rsid="0003515a" officeooo:paragraph-rsid="0003515a"/>
    </style:style>
    <style:style style:name="P2" style:family="paragraph" style:parent-style-name="Standard">
      <style:text-properties officeooo:rsid="0004f9b0" officeooo:paragraph-rsid="0004f9b0"/>
    </style:style>
    <style:style style:name="P3" style:family="paragraph" style:parent-style-name="Standard">
      <style:text-properties officeooo:rsid="0005a8ec" officeooo:paragraph-rsid="0005a8ec"/>
    </style:style>
    <style:style style:name="P4" style:family="paragraph" style:parent-style-name="Standard">
      <style:text-properties officeooo:rsid="00060feb" officeooo:paragraph-rsid="00060feb"/>
    </style:style>
    <style:style style:name="P5" style:family="paragraph" style:parent-style-name="Standard">
      <style:text-properties officeooo:rsid="0007d821" officeooo:paragraph-rsid="0007d821"/>
    </style:style>
    <style:style style:name="P6" style:family="paragraph" style:parent-style-name="Standard">
      <style:paragraph-properties fo:margin-top="0.028in" fo:margin-bottom="0.028in" loext:contextual-spacing="false"/>
      <style:text-properties fo:text-transform="uppercase" fo:color="#2f5496" style:font-name="Calibri Light" style:font-size-complex="10pt"/>
    </style:style>
    <style:style style:name="P7" style:family="paragraph" style:parent-style-name="Standard">
      <style:paragraph-properties fo:margin-top="0.028in" fo:margin-bottom="0.028in" loext:contextual-spacing="false"/>
      <style:text-properties fo:color="#595959" style:font-size-complex="10pt"/>
    </style:style>
    <style:style style:name="P8" style:family="paragraph" style:parent-style-name="Standard">
      <style:paragraph-properties fo:margin-top="0.028in" fo:margin-bottom="0.028in" loext:contextual-spacing="false" fo:text-align="start" style:justify-single-word="false" fo:orphans="2" fo:widows="2" style:writing-mode="lr-tb"/>
    </style:style>
    <style:style style:name="P9" style:family="paragraph" style:parent-style-name="Standard">
      <style:paragraph-properties fo:margin-top="0.028in" fo:margin-bottom="0.028in" loext:contextual-spacing="false" fo:text-align="start" style:justify-single-word="false" fo:orphans="2" fo:widows="2" style:writing-mode="lr-tb"/>
      <style:text-properties officeooo:rsid="0007d821" officeooo:paragraph-rsid="0007d821"/>
    </style:style>
    <style:style style:name="P10" style:family="paragraph" style:parent-style-name="Standard">
      <style:paragraph-properties fo:margin-top="0in" fo:margin-bottom="0in" loext:contextual-spacing="false"/>
    </style:style>
    <style:style style:name="P11" style:family="paragraph" style:parent-style-name="Title" style:master-page-name="Standard">
      <style:paragraph-properties fo:margin-top="0.3335in" fo:margin-bottom="0.111in" loext:contextual-spacing="false" style:page-number="auto"/>
    </style:style>
    <style:style style:name="P12" style:family="paragraph" style:parent-style-name="List_20_Paragraph" style:list-style-name="WWNum1">
      <style:text-properties officeooo:rsid="0007d821" officeooo:paragraph-rsid="0007d821"/>
    </style:style>
    <style:style style:name="P13" style:family="paragraph">
      <style:paragraph-properties fo:text-align="start"/>
    </style:style>
    <style:style style:name="T1" style:family="text">
      <style:text-properties fo:text-transform="uppercase" fo:color="#2f5496" style:font-name="Calibri Light" style:font-size-complex="10pt"/>
    </style:style>
    <style:style style:name="T2" style:family="text">
      <style:text-properties fo:color="#595959" style:font-size-complex="10pt"/>
    </style:style>
    <style:style style:name="T3" style:family="text">
      <style:text-properties fo:font-weight="bold" style:font-weight-asian="bold"/>
    </style:style>
    <style:style style:name="T4" style:family="text">
      <style:text-properties officeooo:rsid="0003515a"/>
    </style:style>
    <style:style style:name="T5" style:family="text">
      <style:text-properties officeooo:rsid="0004f9b0"/>
    </style:style>
    <style:style style:name="T6" style:family="text">
      <style:text-properties officeooo:rsid="0005a8ec"/>
    </style:style>
    <style:style style:name="T7" style:family="text">
      <style:text-properties officeooo:rsid="00060feb"/>
    </style:style>
    <style:style style:name="T8" style:family="text">
      <style:text-properties fo:font-variant="normal" fo:text-transform="none" fo:color="#444d56" style:font-name="SFMono-Regular" fo:font-size="4.5pt" fo:letter-spacing="normal" fo:font-style="normal" fo:font-weight="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data-style-name="C10107">
      <style:graphic-properties style:vertical-pos="middle" style:vertical-rel="baseline" style:horizontal-pos="from-left" style:horizontal-rel="paragraph" draw:wrap-influence-on-position="once-concurrent" style:flow-with-text="false"/>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date form:name="Date Field 1" form:control-implementation="ooo:com.sun.star.form.component.DateField" xml:id="control1" form:id="control1" form:current-value="2019-11-24" form:min-value="180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Text" office:value-type="string" office:string-value="11/24/19"/>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EXPERIMENT Report </text:p>
      <text:h text:style-name="Heading_20_1" text:outline-level="1">EXPERIMENT</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text:span text:style-name="T1">Report Date</text:span></text:p>
          </table:table-cell>
          <table:table-cell table:style-name="Table1.A1" office:value-type="string">
            <text:p text:style-name="P6"><text:span text:style-name="T1">Project Name</text:span></text:p>
          </table:table-cell>
          <table:table-cell table:style-name="Table1.A1" office:value-type="string">
            <text:p text:style-name="P6"><text:span text:style-name="T1">Prepared By</text:span></text:p>
          </table:table-cell>
        </table:table-row>
        <table:table-row table:style-name="Table1.1">
          <table:table-cell table:style-name="Table1.A2" office:value-type="string">
            <text:p text:style-name="P7"><draw:control text:anchor-type="as-char" draw:z-index="0" draw:style-name="gr1" draw:text-style-name="P13" svg:width="0.9098in" svg:height="0.2071in" draw:control="control1"/></text:p>
          </table:table-cell>
          <table:table-cell table:style-name="Table1.B2" office:value-type="string">
            <text:p text:style-name="P7"><text:span text:style-name="T2">Discrete Biostatistics</text:span></text:p>
          </table:table-cell>
          <table:table-cell table:style-name="Table1.C2" office:value-type="string">
            <text:p text:style-name="P7"><text:span text:style-name="T4">Justin Clifton and </text:span><text:span text:style-name="T2">Tommy Meek</text:span></text:p>
          </table:table-cell>
        </table:table-row>
      </table:table>
      <text:h text:style-name="Heading_20_1" text:outline-level="1">QUESTION: What do we want to figure out? </text:h>
      <text:p text:style-name="P1">How to write code that will produce all possible binary strings that satisfy a set of conditions. </text:p>
      <text:p text:style-name="Standard"/>
      <text:h text:style-name="Heading_20_1" text:outline-level="1">PROCESS: WHAT WILL WE DO TO ANSWER THE QUESTION? </text:h>
      <text:p text:style-name="P1">Write code in python and unit test said code.</text:p>
      <text:p text:style-name="Standard"/>
      <text:h text:style-name="Heading_20_1" text:outline-level="1">RESULTS: <text:s/>WHAT HAPPENED</text:h>
      <text:p text:style-name="P1">1. Define goal: model hypergraphs as binary strings. Graph size is n. Edge size is r. How many ways can an entire edge be valued ‘1’?</text:p>
      <text:p text:style-name="P1"/>
      <text:p text:style-name="P1">2. Any run of r 1’s cannot begin on an index congruent to 0mod(r-1)</text:p>
      <text:p text:style-name="P1"/>
      <text:p text:style-name="P1">3. We began by writing unit tests. Started with n=2, r=2. Proceeded to n=2, r=3, and n=3, r=2. <text:span text:style-name="T5">These were simple enough to enumerate manually on paper and in code. For more complicated ones (n=3, r=3 and n=2, r=4) we decided to only test the size of the returned list.</text:span></text:p>
      <text:p text:style-name="P1"/>
      <text:p text:style-name="P2">4. We wrote a function called gen_comb(). It finds graph order with the formula o = n * (r – 1) <text:s/>+ 1. then Uses itertools’ product() function to find all possible binary strings of length o.</text:p>
      <text:p text:style-name="P2"/>
      <text:p text:style-name="P2">5. We wrote another function called find_valid() that determines if a binary string meets our criteria. It looks at each pivot position (overlap between edges). This will represent the beginning of each edge. It cycles through that edge and returns false iff an edge of all 1’s is discovered.</text:p>
      <text:p text:style-name="P2"><text:soft-page-break/></text:p>
      <text:p text:style-name="P2">6. Next we wrote a core function binary_<text:span text:style-name="T6">s</text:span>trings(). <text:span text:style-name="T6">That passes each string to find_valid() iteratively. It compiles and returns a list of the valid strings.</text:span></text:p>
      <text:p text:style-name="P2"/>
      <text:p text:style-name="P3">7. We decided to try another approach as well. We wrote a second version of this program using recursion. This program takes user input and returns a similar output with a different method. We aren’t %100 confident that either program is bug free and their efficiency isn’t great, however. r values greater than 5 can take a very long tine to run.</text:p>
      <text:p text:style-name="P3"/>
      <text:p text:style-name="P3">8. At the moment, neither passes the unit tests but both seem to give reasonable results. This may indicate an error in the test implementation. This is not all together unexpected as this is our first time using python’s unittest library.</text:p>
      <text:p text:style-name="List_20_Paragraph"/>
      <text:h text:style-name="Heading_20_1" text:outline-level="1">Conclusions : WHAT DID WE LEARN? </text:h>
      <text:p text:style-name="P3">1. We learned about the product function from itertools. It takes a list <text:span text:style-name="T7">and returns all possible combinations of the elements in that list. The repeat parameter specifies the size of the returned orderings.</text:span></text:p>
      <text:p text:style-name="P3"/>
      <text:p text:style-name="P4">2. We gained experience with unittest. Previously, we had only used Javascript’s Mocha framework. They are similar, but not identical.</text:p>
      <text:p text:style-name="P4"/>
      <text:p text:style-name="P4">3. More intricacies of python including inheritance, multiple returns, not resetting default parameters, and the yeild command.</text:p>
      <text:p text:style-name="P4"/>
      <text:p text:style-name="P5">4. Gained a clearer understanding of where we are going with this project.</text:p>
      <text:h text:style-name="Heading_20_1" text:outline-level="1">CONJECTURES &amp; FUTURE QUESTIONS: WHAT COMES NEXT?</text:h>
      <text:list xml:id="list2697679882" text:style-name="WWNum1">
        <text:list-item>
          <text:p text:style-name="P12">Neither program currently pass the unit test. The results seem good though. We will debug to learn where the issue lies.</text:p>
        </text:list-item>
        <text:list-item>
          <text:p text:style-name="P12">What is the proper way to utilize the unittest library.</text:p>
        </text:list-item>
      </text:list>
      <text:h text:style-name="Heading_20_1" text:outline-level="1">DOCUMENTATION: WHERE CAN WE SEE THE RESULTS?</text:h>
      <text:p text:style-name="P9">2c6c94e6fbc3abddf72c5ee691ba944f6635c4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SFMono-Regular" svg:font-family="SFMono-Regular, Consolas, 'Liberation Mono', Menlo, monospace"/>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F" svg:font-family="" style:font-family-generic="system" style:font-pitch="variable"/>
    <style:font-face style:name="AR PL SungtiL GB" svg:font-family="'AR PL SungtiL GB'"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Calibri1" style:font-size-asian="10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false" style:font-name-asian="Calibri1" style:font-size-asian="10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28in" fo:margin-bottom="0.028in" loext:contextual-spacing="false" fo:text-align="start" style:justify-single-word="false" fo:orphans="2" fo:widows="2" style:writing-mode="lr-tb"/>
      <style:text-properties fo:color="#595959" style:font-name="Calibri" fo:font-family="Calibri" style:font-family-generic="roman" style:font-pitch="variable" fo:font-size="10pt" fo:language="en" fo:country="US" style:letter-kerning="true" style:font-name-asian="Calibri1" style:font-family-asian="Calibri" style:font-family-generic-asian="system" style:font-pitch-asian="variable" style:font-size-asian="10pt" style:language-asian="en" style:country-asian="US" style:font-name-complex="F"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loext:graphic-properties draw:fill="solid" draw:fill-color="#4472c4"/>
      <style:paragraph-properties fo:margin-left="0.1in" fo:margin-right="0.1in" fo:margin-top="0.25in" fo:margin-bottom="0.1665in" loext:contextual-spacing="false" fo:keep-together="always" fo:text-indent="0in" style:auto-text-indent="false" fo:background-color="#4472c4" fo:padding-left="0.0835in" fo:padding-right="0.0835in" fo:padding-top="0.0555in" fo:padding-bottom="0.0555in" fo:border="0.51pt solid #4472c4" fo:keep-with-next="always"/>
      <style:text-properties fo:text-transform="uppercase" fo:color="#ffffff" style:font-name="Calibri Light" fo:font-family="'Calibri Light'"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Header" style:family="paragraph" style:parent-style-name="Standard" style:default-outline-level="" style:class="extra">
      <style:paragraph-properties fo:margin-top="0in" fo:margin-bottom="0in" loext:contextual-spacing="false" fo:text-align="end" style:justify-single-word="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left="0in" fo:margin-right="0.0701in" fo:margin-top="0.028in" fo:margin-bottom="0in" loext:contextual-spacing="false" fo:text-indent="0in" style:auto-text-indent="false" fo:padding-left="0.0555in" fo:padding-right="0in" fo:padding-top="0.0835in" fo:padding-bottom="0in" fo:border-left="0.26pt solid #ffffff" fo:border-right="none" fo:border-top="0.51pt solid #8eaadb" fo:border-bottom="none"/>
    </style:style>
    <style:style style:name="Title" style:family="paragraph" style:parent-style-name="Standard" style:next-style-name="Standard" style:default-outline-level="" style:class="chapter">
      <style:paragraph-properties fo:margin-top="0.3335in" fo:margin-bottom="0.111in" loext:contextual-spacing="false"/>
      <style:text-properties fo:text-transform="uppercase" fo:color="#4472c4" style:font-name="Calibri Light" fo:font-family="'Calibri Light'" style:font-family-generic="roman" style:font-pitch="variable" fo:font-size="24pt" style:letter-kerning="true" style:font-name-asian="F" style:font-family-generic-asian="system" style:font-pitch-asian="variable" style:font-size-asian="24pt" style:font-name-complex="F" style:font-family-generic-complex="system" style:font-pitch-complex="variable" style:font-size-complex="24pt"/>
    </style:style>
    <style:style style:name="List_20_Paragraph" style:display-name="List Paragraph" style:family="paragraph" style:parent-style-name="Standard" style:default-outline-level="">
      <style:paragraph-properties fo:margin-left="0.5in" fo:margin-right="0in" fo:margin-top="0.028in" fo:margin-bottom="0.028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style:font-name="Calibri Light" fo:font-family="'Calibri Light'" style:font-family-generic="roman" style:font-pitch="variable" fo:font-size="11pt" style:letter-kerning="true" fo:background-color="#4472c4" style:font-name-asian="F" style:font-family-generic-asian="system" style:font-pitch-asian="variable" style:font-size-asian="11pt" style:font-name-complex="F" style:font-family-generic-complex="system" style:font-pitch-complex="variable" style:font-size-complex="11pt"/>
    </style:style>
    <style:style style:name="Header_20_Char" style:display-name="Header Char" style:family="text" style:parent-style-name="Default_20_Paragraph_20_Font">
      <style:text-properties fo:color="#595959" fo:font-size="10pt" style:letter-kerning="true" style:font-size-asian="10pt" style:font-size-complex="10pt"/>
    </style:style>
    <style:style style:name="Footer_20_Char" style:display-name="Footer Char" style:family="text" style:parent-style-name="Default_20_Paragraph_20_Font">
      <style:text-properties fo:color="#595959" fo:font-size="10pt" style:letter-kerning="true" style:font-size-asian="10pt" style:font-size-complex="10pt"/>
    </style:style>
    <style:style style:name="Title_20_Char" style:display-name="Title Char" style:family="text" style:parent-style-name="Default_20_Paragraph_20_Font">
      <style:text-properties fo:text-transform="uppercase" fo:color="#4472c4" style:font-name="Calibri Light" fo:font-family="'Calibri Light'" style:font-family-generic="roman" style:font-pitch="variable" fo:font-size="24pt" style:letter-kerning="true" style:font-name-asian="F" style:font-family-generic-asian="system" style:font-pitch-asian="variable" style:font-size-asian="24pt" style:font-name-complex="F" style:font-family-generic-complex="system" style:font-pitch-complex="variable" style:font-size-complex="24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fo:color="#595959" style:font-name="Segoe UI" fo:font-family="'Segoe UI'" style:font-family-generic="roman" style:font-pitch="variable" fo:font-size="9pt" style:letter-kerning="true"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7in" style:rel-width="100%" fo:margin-left="0in" fo:margin-top="0in" fo:margin-bottom="0in" table:align="left" style:writing-mode="lr-tb"/>
    </style:style>
    <style:style style:name="Table2.A" style:family="table-column">
      <style:table-column-properties style:column-width="3.5in" style:rel-column-width="32767*"/>
    </style:style>
    <style:style style:name="Table2.1" style:family="table-row">
      <style:table-row-properties fo:keep-together="auto"/>
    </style:style>
    <style:style style:name="Table2.A1" style:family="table-cell">
      <style:table-cell-properties style:vertical-align="bottom" fo:background-color="transparent" fo:padding-left="0.075in" fo:padding-right="0.075in" fo:padding-top="0in" fo:padding-bottom="0in" fo:border="none">
        <style:background-image/>
      </style:table-cell-properties>
    </style:style>
    <style:style style:name="MP1" style:family="paragraph" style:parent-style-name="Standard">
      <style:paragraph-properties fo:margin-top="0in" fo:margin-bottom="0in" loext:contextual-spacing="false"/>
    </style:style>
    <style:style style:name="MP2" style:family="paragraph" style:parent-style-name="Standard">
      <style:paragraph-properties fo:margin-top="0.028in" fo:margin-bottom="0.028in" loext:contextual-spacing="false" fo:text-align="start" style:justify-single-word="false" fo:orphans="2" fo:widows="2" style:writing-mode="lr-tb"/>
    </style:style>
    <style:style style:name="MT1" style:family="text">
      <style:text-properties fo:font-weight="bold" style:font-weight-asian="bold"/>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3752in" fo:margin-bottom="0.75in" fo:margin-left="0.75in" fo:margin-right="0.75in"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252in" fo:margin-left="0in" fo:margin-right="0in" fo:margin-bottom="0.5854in" style:dynamic-spacing="true"/>
      </style:header-style>
      <style:footer-style/>
    </style:page-layout>
  </office:automatic-styles>
  <office:master-styles>
    <style:master-page style:name="Standard" style:page-layout-name="Mpm1">
      <style:header>
        <table:table table:name="Table2" table:style-name="Table2">
          <table:table-column table:style-name="Table2.A" table:number-columns-repeated="2"/>
          <table:table-row table:style-name="Table2.1">
            <table:table-cell table:style-name="Table2.A1" office:value-type="string">
              <text:p text:style-name="MP1"><text:span text:style-name="MT1">Mathematics Experiment</text:span></text:p>
              <text:p text:style-name="Standard"><text:span text:style-name="MT1">Western Carolina University</text:span></text:p>
              <text:p text:style-name="MP2">Cullowhee, NC</text:p>
            </table:table-cell>
            <table:table-cell table:style-name="Table2.A1" office:value-type="string">
              <text:p text:style-name="Header"><draw:frame draw:style-name="Mfr1" draw:name="Picture 1" text:anchor-type="as-char" svg:width="2in" svg:height="2in" draw:z-index="2"><draw:image xlink:href="Pictures/10000201000000C8000000C87E40C4F730BD1A5E.png" xlink:type="simple" xlink:show="embed" xlink:actuate="onLoad" loext:mime-type="image/png"/></draw:frame></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1T15:24:00</meta:creation-date>
    <meta:initial-creator>Kloo Hansen</meta:initial-creator>
    <dc:language>en-US</dc:language>
    <meta:print-date>2019-08-28T15:51:00</meta:print-date>
    <dc:date>2019-11-24T18:07:38.393000000</dc:date>
    <meta:editing-cycles>7</meta:editing-cycles>
    <meta:editing-duration>PT30M23S</meta:editing-duration>
    <meta:generator>LibreOffice/6.2.7.1$Windows_X86_64 LibreOffice_project/23edc44b61b830b7d749943e020e96f5a7df63bf</meta:generator>
    <meta:document-statistic meta:table-count="2" meta:image-count="1" meta:object-count="0" meta:page-count="2" meta:paragraph-count="35" meta:word-count="510" meta:character-count="3007" meta:non-whitespace-character-count="2524"/>
    <meta:user-defined meta:name="AppVersion">16.0000</meta:user-defined>
    <meta:user-defined meta:name="ContentTypeId">0x010100075FA309722CF848B558D0AB1DA6B168</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